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efa4"/>
    </style:style>
    <style:style style:name="P2" style:family="paragraph" style:parent-style-name="Standard">
      <style:text-properties fo:font-weight="bold" officeooo:rsid="000d506e" officeooo:paragraph-rsid="000d506e" style:font-weight-asian="bold" style:font-weight-complex="bold"/>
    </style:style>
    <style:style style:name="P3" style:family="paragraph" style:parent-style-name="Standard">
      <style:text-properties fo:font-weight="bold" officeooo:rsid="000d506e" officeooo:paragraph-rsid="002a495d" style:font-weight-asian="bold" style:font-weight-complex="bold"/>
    </style:style>
    <style:style style:name="P4" style:family="paragraph" style:parent-style-name="Standard">
      <style:text-properties fo:font-weight="bold" officeooo:rsid="00136979" officeooo:paragraph-rsid="00136979" style:font-weight-asian="bold" style:font-weight-complex="bold"/>
    </style:style>
    <style:style style:name="P5" style:family="paragraph" style:parent-style-name="Standard">
      <style:text-properties fo:font-weight="bold" officeooo:rsid="001ed7d8" officeooo:paragraph-rsid="001ed7d8" style:font-weight-asian="bold" style:font-weight-complex="bold"/>
    </style:style>
    <style:style style:name="P6" style:family="paragraph" style:parent-style-name="Standard">
      <style:text-properties fo:font-weight="bold" officeooo:rsid="00274b57" officeooo:paragraph-rsid="00274b57" style:font-weight-asian="bold" style:font-weight-complex="bold"/>
    </style:style>
    <style:style style:name="P7" style:family="paragraph" style:parent-style-name="Standard">
      <style:text-properties fo:font-weight="bold" officeooo:rsid="0026f7a2" officeooo:paragraph-rsid="002a495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6f7a2" officeooo:paragraph-rsid="002a495d" style:font-weight-asian="bold" style:font-weight-complex="bold"/>
    </style:style>
    <style:style style:name="P9" style:family="paragraph" style:parent-style-name="Standard">
      <style:text-properties fo:font-weight="bold" officeooo:rsid="00288f09" officeooo:paragraph-rsid="002a495d" style:font-weight-asian="bold" style:font-weight-complex="bold"/>
    </style:style>
    <style:style style:name="P10" style:family="paragraph" style:parent-style-name="Standard">
      <style:text-properties fo:font-weight="bold" officeooo:rsid="0030b201" officeooo:paragraph-rsid="002a495d" style:font-weight-asian="bold" style:font-weight-complex="bold"/>
    </style:style>
    <style:style style:name="P11" style:family="paragraph" style:parent-style-name="Standard">
      <style:text-properties fo:font-weight="bold" officeooo:rsid="0034e831" officeooo:paragraph-rsid="002a495d" style:font-weight-asian="bold" style:font-weight-complex="bold"/>
    </style:style>
    <style:style style:name="P12" style:family="paragraph" style:parent-style-name="Standard">
      <style:text-properties fo:font-weight="normal" officeooo:rsid="000d506e" officeooo:paragraph-rsid="000d506e" style:font-weight-asian="normal" style:font-weight-complex="normal"/>
    </style:style>
    <style:style style:name="P13" style:family="paragraph" style:parent-style-name="Standard">
      <style:text-properties fo:font-weight="normal" officeooo:rsid="0017efe1" officeooo:paragraph-rsid="001ed7d8" style:font-weight-asian="normal" style:font-weight-complex="normal"/>
    </style:style>
    <style:style style:name="P14" style:family="paragraph" style:parent-style-name="Standard">
      <style:text-properties fo:font-weight="normal" officeooo:rsid="0016b7f0" officeooo:paragraph-rsid="00150883" style:font-weight-asian="normal" style:font-weight-complex="normal"/>
    </style:style>
    <style:style style:name="P15" style:family="paragraph" style:parent-style-name="Standard">
      <style:text-properties fo:font-weight="normal" officeooo:rsid="00224f57" officeooo:paragraph-rsid="001ed7d8" style:font-weight-asian="normal" style:font-weight-complex="normal"/>
    </style:style>
    <style:style style:name="P16" style:family="paragraph" style:parent-style-name="Standard">
      <style:text-properties fo:font-weight="normal" officeooo:rsid="0026f7a2" officeooo:paragraph-rsid="002a495d" style:font-weight-asian="normal" style:font-weight-complex="normal"/>
    </style:style>
    <style:style style:name="P17" style:family="paragraph" style:parent-style-name="Standard">
      <style:text-properties fo:font-weight="normal" officeooo:rsid="002b84be" officeooo:paragraph-rsid="002a495d" style:font-weight-asian="normal" style:font-weight-complex="normal"/>
    </style:style>
    <style:style style:name="P18" style:family="paragraph" style:parent-style-name="Standard">
      <style:text-properties fo:font-weight="normal" officeooo:rsid="004c7418" officeooo:paragraph-rsid="002a495d" style:font-weight-asian="normal" style:font-weight-complex="normal"/>
    </style:style>
    <style:style style:name="P19" style:family="paragraph" style:parent-style-name="Standard">
      <style:text-properties fo:font-weight="normal" officeooo:rsid="0030b201" officeooo:paragraph-rsid="002a495d" style:font-weight-asian="normal" style:font-weight-complex="normal"/>
    </style:style>
    <style:style style:name="P20" style:family="paragraph" style:parent-style-name="Standard">
      <style:text-properties fo:font-weight="normal" officeooo:rsid="005a8cef" officeooo:paragraph-rsid="002a495d" style:font-weight-asian="normal" style:font-weight-complex="normal"/>
    </style:style>
    <style:style style:name="P21" style:family="paragraph" style:parent-style-name="Standard">
      <style:text-properties fo:font-weight="normal" officeooo:rsid="00342be6" officeooo:paragraph-rsid="002a495d" style:font-weight-asian="normal" style:font-weight-complex="normal"/>
    </style:style>
    <style:style style:name="P22" style:family="paragraph" style:parent-style-name="Standard">
      <style:text-properties fo:font-weight="normal" officeooo:rsid="002a83cb" officeooo:paragraph-rsid="002a495d" style:font-weight-asian="normal" style:font-weight-complex="normal"/>
    </style:style>
    <style:style style:name="P23" style:family="paragraph" style:parent-style-name="Standard">
      <style:text-properties officeooo:paragraph-rsid="000e85a7"/>
    </style:style>
    <style:style style:name="P24" style:family="paragraph" style:parent-style-name="Standard">
      <style:text-properties officeooo:paragraph-rsid="00150883"/>
    </style:style>
    <style:style style:name="P25" style:family="paragraph" style:parent-style-name="Standard">
      <style:text-properties officeooo:paragraph-rsid="001ed7d8"/>
    </style:style>
    <style:style style:name="P26" style:family="paragraph" style:parent-style-name="Standard">
      <style:text-properties officeooo:rsid="002532e7" officeooo:paragraph-rsid="002532e7"/>
    </style:style>
    <style:style style:name="P27" style:family="paragraph" style:parent-style-name="Standard">
      <style:text-properties officeooo:rsid="0028c243" officeooo:paragraph-rsid="002a495d"/>
    </style:style>
    <style:style style:name="P28" style:family="paragraph" style:parent-style-name="Standard">
      <style:text-properties officeooo:paragraph-rsid="002a495d"/>
    </style:style>
    <style:style style:name="P29" style:family="paragraph" style:parent-style-name="Standard">
      <style:text-properties officeooo:paragraph-rsid="001b709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weight="normal" officeooo:rsid="00342be6" officeooo:paragraph-rsid="002a495d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weight="normal" officeooo:rsid="0034e831" officeooo:paragraph-rsid="002a495d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2a495d"/>
    </style:style>
    <style:style style:name="P33" style:family="paragraph" style:parent-style-name="Standard">
      <style:text-properties fo:font-weight="normal" officeooo:rsid="0026010a" officeooo:paragraph-rsid="002532e7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74b57" officeooo:paragraph-rsid="00274b57" style:font-weight-asian="bold" style:font-weight-complex="bold"/>
    </style:style>
    <style:style style:name="P35" style:family="paragraph" style:parent-style-name="Standard">
      <style:text-properties officeooo:paragraph-rsid="002a495d"/>
    </style:style>
    <style:style style:name="T1" style:family="text">
      <style:text-properties officeooo:rsid="0004b3a1"/>
    </style:style>
    <style:style style:name="T2" style:family="text">
      <style:text-properties officeooo:rsid="0009b3b4"/>
    </style:style>
    <style:style style:name="T3" style:family="text">
      <style:text-properties officeooo:rsid="000e85a7"/>
    </style:style>
    <style:style style:name="T4" style:family="text">
      <style:text-properties officeooo:rsid="000f28aa"/>
    </style:style>
    <style:style style:name="T5" style:family="text">
      <style:text-properties officeooo:rsid="000fb353"/>
    </style:style>
    <style:style style:name="T6" style:family="text">
      <style:text-properties officeooo:rsid="00110f98"/>
    </style:style>
    <style:style style:name="T7" style:family="text">
      <style:text-properties officeooo:rsid="00114432"/>
    </style:style>
    <style:style style:name="T8" style:family="text">
      <style:text-properties officeooo:rsid="00130db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0883" style:font-weight-asian="normal" style:font-weight-complex="normal"/>
    </style:style>
    <style:style style:name="T11" style:family="text">
      <style:text-properties fo:font-weight="normal" officeooo:rsid="0016b7f0" style:font-weight-asian="normal" style:font-weight-complex="normal"/>
    </style:style>
    <style:style style:name="T12" style:family="text">
      <style:text-properties fo:font-weight="normal" officeooo:rsid="0017efe1" style:font-weight-asian="normal" style:font-weight-complex="normal"/>
    </style:style>
    <style:style style:name="T13" style:family="text">
      <style:text-properties fo:font-weight="normal" officeooo:rsid="001c923b" style:font-weight-asian="normal" style:font-weight-complex="normal"/>
    </style:style>
    <style:style style:name="T14" style:family="text">
      <style:text-properties fo:font-weight="normal" officeooo:rsid="001e13fc" style:font-weight-asian="normal" style:font-weight-complex="normal"/>
    </style:style>
    <style:style style:name="T15" style:family="text">
      <style:text-properties fo:font-weight="normal" officeooo:rsid="001943ff" style:font-weight-asian="normal" style:font-weight-complex="normal"/>
    </style:style>
    <style:style style:name="T16" style:family="text">
      <style:text-properties fo:font-weight="normal" officeooo:rsid="002088fa" style:font-weight-asian="normal" style:font-weight-complex="normal"/>
    </style:style>
    <style:style style:name="T17" style:family="text">
      <style:text-properties fo:font-weight="normal" officeooo:rsid="00224f57" style:font-weight-asian="normal" style:font-weight-complex="normal"/>
    </style:style>
    <style:style style:name="T18" style:family="text">
      <style:text-properties fo:font-weight="normal" officeooo:rsid="0026010a" style:font-weight-asian="normal" style:font-weight-complex="normal"/>
    </style:style>
    <style:style style:name="T19" style:family="text">
      <style:text-properties fo:font-weight="normal" officeooo:rsid="00289bdf" style:font-weight-asian="normal" style:font-weight-complex="normal"/>
    </style:style>
    <style:style style:name="T20" style:family="text">
      <style:text-properties fo:font-weight="normal" officeooo:rsid="002a83cb" style:font-weight-asian="normal" style:font-weight-complex="normal"/>
    </style:style>
    <style:style style:name="T21" style:family="text">
      <style:text-properties fo:font-weight="normal" officeooo:rsid="00643db4" style:font-weight-asian="normal" style:font-weight-complex="normal"/>
    </style:style>
    <style:style style:name="T22" style:family="text">
      <style:text-properties fo:font-weight="normal" officeooo:rsid="00326f29" style:font-weight-asian="normal" style:font-weight-complex="normal"/>
    </style:style>
    <style:style style:name="T23" style:family="text">
      <style:text-properties fo:font-weight="normal" officeooo:rsid="00380807" style:font-weight-asian="normal" style:font-weight-complex="normal"/>
    </style:style>
    <style:style style:name="T24" style:family="text">
      <style:text-properties fo:font-weight="normal" officeooo:rsid="005f75fd" style:font-weight-asian="normal" style:font-weight-complex="normal"/>
    </style:style>
    <style:style style:name="T25" style:family="text">
      <style:text-properties fo:font-weight="normal" officeooo:rsid="005e262c" style:font-weight-asian="normal" style:font-weight-complex="normal"/>
    </style:style>
    <style:style style:name="T26" style:family="text">
      <style:text-properties fo:font-weight="normal" officeooo:rsid="00342be6" style:font-weight-asian="normal" style:font-weight-complex="normal"/>
    </style:style>
    <style:style style:name="T27" style:family="text">
      <style:text-properties fo:font-weight="normal" officeooo:rsid="005a8cef" style:font-weight-asian="normal" style:font-weight-complex="normal"/>
    </style:style>
    <style:style style:name="T28" style:family="text">
      <style:text-properties fo:font-weight="normal" officeooo:rsid="0051bf7f" style:font-weight-asian="normal" style:font-weight-complex="normal"/>
    </style:style>
    <style:style style:name="T29" style:family="text">
      <style:text-properties fo:font-weight="normal" officeooo:rsid="002bddf8" style:font-weight-asian="normal" style:font-weight-complex="normal"/>
    </style:style>
    <style:style style:name="T30" style:family="text">
      <style:text-properties fo:font-weight="normal" officeooo:rsid="001b709d" style:font-weight-asian="normal" style:font-weight-complex="normal"/>
    </style:style>
    <style:style style:name="T31" style:family="text">
      <style:text-properties fo:font-weight="normal" officeooo:rsid="002df8c8" style:font-weight-asian="normal" style:font-weight-complex="normal"/>
    </style:style>
    <style:style style:name="T32" style:family="text">
      <style:text-properties fo:font-weight="normal" officeooo:rsid="006161cc" style:font-weight-asian="normal" style:font-weight-complex="normal"/>
    </style:style>
    <style:style style:name="T33" style:family="text">
      <style:text-properties fo:font-weight="normal" officeooo:rsid="00627485" style:font-weight-asian="normal" style:font-weight-complex="normal"/>
    </style:style>
    <style:style style:name="T34" style:family="text">
      <style:text-properties fo:font-weight="normal" officeooo:rsid="002fd3b3" style:font-weight-asian="normal" style:font-weight-complex="normal"/>
    </style:style>
    <style:style style:name="T35" style:family="text">
      <style:text-properties officeooo:rsid="00275f95"/>
    </style:style>
    <style:style style:name="T36" style:family="text">
      <style:text-properties officeooo:rsid="002de349"/>
    </style:style>
    <style:style style:name="T37" style:family="text">
      <style:text-properties fo:font-weight="bold" officeooo:rsid="002c53d8" style:font-weight-asian="bold" style:font-weight-complex="bold"/>
    </style:style>
    <style:style style:name="T38" style:family="text">
      <style:text-properties officeooo:rsid="002c53d8"/>
    </style:style>
    <style:style style:name="T39" style:family="text">
      <style:text-properties officeooo:rsid="003009cb"/>
    </style:style>
    <style:style style:name="T40" style:family="text">
      <style:text-properties officeooo:rsid="00677391"/>
    </style:style>
    <style:style style:name="T41" style:family="text">
      <style:text-properties officeooo:rsid="0057cd64"/>
    </style:style>
    <style:style style:name="T42" style:family="text">
      <style:text-properties officeooo:rsid="0068a523"/>
    </style:style>
    <style:style style:name="T43" style:family="text">
      <style:text-properties officeooo:rsid="0051bf7f"/>
    </style:style>
    <style:style style:name="T44" style:family="text">
      <style:text-properties officeooo:rsid="00304de2"/>
    </style:style>
    <style:style style:name="T45" style:family="text">
      <style:text-properties officeooo:rsid="002fd3b3"/>
    </style:style>
    <style:style style:name="T46" style:family="text">
      <style:text-properties officeooo:rsid="003161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ask 1</text:p>
      <text:p text:style-name="P6"/>
      <text:p text:style-name="P2">Associative Tables</text:p>
      <text:p text:style-name="P12"><text:span text:style-name="T7">I noticed that t</text:span>here were going to be multiple one-to-many relationships. <text:span text:style-name="T1">For example, one topic could have many posts and one forum could have many topics.</text:span></text:p>
      <text:p text:style-name="P2"/>
      <text:p text:style-name="P1">To <text:span text:style-name="T2">normalise these</text:span> t<text:span text:style-name="T2">ables</text:span>, I created the <text:span text:style-name="T2">following associative </text:span>tables (Topics_In_Forum, Posts_In_Topic) containing only the primary keys of their respective tables. </text:p>
      <text:p text:style-name="Standard"/>
      <text:p text:style-name="P23"><text:span text:style-name="T3">This </text:span><text:span text:style-name="T4">removes a lot of the redundant data, </text:span><text:span text:style-name="T5">so less memory is required for storage and </text:span><text:span text:style-name="T6">it is also faster to search through. </text:span><text:span text:style-name="T8">There is also less duplication thereby reducing the risk of mistakes.</text:span></text:p>
      <text:p text:style-name="P23"/>
      <text:p text:style-name="P4">API</text:p>
      <text:p text:style-name="P24"><text:span text:style-name="T10">In order to aid the API, I ensured both the Topic </text:span><text:span text:style-name="T12">and Post</text:span><text:span text:style-name="T10"> table</text:span><text:span text:style-name="T12">s</text:span><text:span text:style-name="T10"> contained a ‘postedAt’ field containing the exact time to the second that the topic was posted. </text:span><text:span text:style-name="T11">The time and username combination is then used to get the unique identifier of the topic </text:span><text:span text:style-name="T13">after the entry has been created in the table.</text:span><text:span text:style-name="T11"> </text:span></text:p>
      <text:p text:style-name="P14"/>
      <text:p text:style-name="P29"><text:span text:style-name="T11">I</text:span><text:span text:style-name="T30">f somehow, multiple posts are created by the same user during the same second a database error will be returned </text:span><text:span text:style-name="T19">and the data will not be </text:span><text:span text:style-name="T29">inserted into the table.</text:span></text:p>
      <text:p text:style-name="Standard"/>
      <text:p text:style-name="P5">Other Changes</text:p>
      <text:p text:style-name="P25"><text:span text:style-name="T12">The table structures for Topic, Forum and Post more-or-less followed their respective </text:span><text:span text:style-name="T15">Java </text:span><text:span text:style-name="T12">class structure </text:span><text:span text:style-name="T14">but </text:span><text:span text:style-name="T16">I made</text:span><text:span text:style-name="T14"> </text:span><text:span text:style-name="T16">some changes </text:span><text:span text:style-name="T14">to improve normalisation. </text:span></text:p>
      <text:p text:style-name="P13"/>
      <text:p text:style-name="P25"><text:span text:style-name="T14">I </text:span><text:span text:style-name="T17">ensured each </text:span><text:span text:style-name="T14">table had a unique primary key </text:span><text:span text:style-name="T17">and that there were no functional dependencies within each table to achieve third normative form.</text:span></text:p>
      <text:p text:style-name="P15"/>
      <text:p text:style-name="P26"><text:span text:style-name="T31">I included data validation to prevent users entering data that would be too long for the table to hold or an invalid </text:span><text:span text:style-name="T17">I </text:span><text:span text:style-name="T9">hardcoded the size limits (in regards to the length of certain fields) </text:span><text:span text:style-name="T18">to prevent magic numbers and make the code easier to understand.</text:span></text:p>
      <text:p text:style-name="P33"/>
      <text:p text:style-name="Horizontal_20_Line"/>
      <text:p text:style-name="P8">Task 3: Adding a ‘Like’ Functionality</text:p>
      <text:p text:style-name="P7"/>
      <text:p text:style-name="P9">Part A:</text:p>
      <text:p text:style-name="P16">The proposed functionality enables a user to like either a post or a topic. <text:span text:style-name="T35">This functionality can essentially be thought of as a </text:span><text:span text:style-name="T36">one to many </text:span><text:span text:style-name="T35">relationship between a user and a post or topic.</text:span></text:p>
      <text:p text:style-name="P16"/>
      <text:p text:style-name="P17">I created two tables <text:span text:style-name="T37">(User_Likes_Posts</text:span><text:span text:style-name="T38"> and </text:span><text:span text:style-name="T37">User_Likes_Topics) </text:span><text:span text:style-name="T38">containing the user id and the </text:span><text:span text:style-name="T36">respective </text:span><text:span text:style-name="T38">topic or post id </text:span><text:span text:style-name="T39">of the liked item.</text:span></text:p>
      <text:p text:style-name="P17"/>
      <text:p text:style-name="P18">I ensured the primary key was composite to prevent data duplication. For example, a user liking the same topic or post more than one time <text:span text:style-name="T40">should not be possible. E</text:span><text:span text:style-name="T41">ach user-post (or user-topic) combination </text:span><text:span text:style-name="T42">within each table </text:span><text:span text:style-name="T41">should be unique.</text:span></text:p>
      <text:p text:style-name="P3"/>
      <text:p text:style-name="P9">Part B:</text:p>
      <text:p text:style-name="P9"/>
      <text:p text:style-name="P10">Recording a ‘like’ for a post:</text:p>
      <text:p text:style-name="P28"><text:span text:style-name="T32">Below query </text:span><text:span text:style-name="T31">demonstrating a</text:span><text:span text:style-name="T32"> u</text:span><text:span text:style-name="T25">ser with </text:span><text:span text:style-name="T32">id of 1 liking a post with </text:span><text:span text:style-name="T33">id of 3.</text:span></text:p>
      <text:p text:style-name="P10"/>
      <text:p text:style-name="P28"><text:span text:style-name="T9">INSERT INTO </text:span><text:span text:style-name="T22">User_Likes_Posts </text:span><text:span text:style-name="T9">(</text:span><text:span text:style-name="T23">postid</text:span><text:span text:style-name="T9">, </text:span><text:span text:style-name="T23">userid</text:span><text:span text:style-name="T9">)</text:span></text:p>
      <text:p text:style-name="P28"><text:soft-page-break/><text:span text:style-name="T9">VALUES (</text:span><text:span text:style-name="T24">3</text:span><text:span text:style-name="T25">, 1)</text:span><text:span text:style-name="T9">;</text:span></text:p>
      <text:p text:style-name="P19"/>
      <text:p text:style-name="P10">Getting the total number of topics and posts liked by a specific user.</text:p>
      <text:p text:style-name="P10"/>
      <text:p text:style-name="P20">Below query finds all total number of topics and posts for user with id of 1.</text:p>
      <text:p text:style-name="P10"/>
      <text:p text:style-name="P21">WITH LikedPosts AS (</text:p>
      <text:p text:style-name="P21"><text:tab/>SELECT COUNT(User_Likes_Posts.postid) AS TotalPosts FROM Person</text:p>
      <text:p text:style-name="P21"><text:tab/>JOIN <text:s/>User_Likes_Posts ON User_Likes_Posts.userid = <text:s/>Person.id </text:p>
      <text:p text:style-name="P28"><text:span text:style-name="T26"><text:tab/>WHERE Person.id = </text:span><text:span text:style-name="T27">1</text:span></text:p>
      <text:p text:style-name="P21"><text:tab/>),</text:p>
      <text:p text:style-name="P21"/>
      <text:p text:style-name="P21">LikedTopics AS (</text:p>
      <text:p text:style-name="P21"><text:tab/>SELECT COUNT(User_Likes_Topics.topicid) AS TotalTopics FROM Person</text:p>
      <text:p text:style-name="P21"><text:tab/>JOIN <text:s/>User_Likes_Topics ON User_Likes_Topics.userid = <text:s/>Person.id </text:p>
      <text:p text:style-name="P28"><text:span text:style-name="T26"><text:tab/>WHERE Person.id = </text:span><text:span text:style-name="T27">1</text:span></text:p>
      <text:p text:style-name="P21"><text:tab/>),</text:p>
      <text:p text:style-name="P21"><text:tab/></text:p>
      <text:p text:style-name="P21">Totals AS (</text:p>
      <text:p text:style-name="P21">SELECT TotalPosts FROM LikedPosts</text:p>
      <text:p text:style-name="P21">UNION ALL</text:p>
      <text:p text:style-name="P21">SELECT TotalTopics FROM LikedTopics</text:p>
      <text:p text:style-name="P21">)</text:p>
      <text:p text:style-name="P21"/>
      <text:p text:style-name="P21">SELECT SUM(TotalPosts) AS TotalLikes FROM Totals;</text:p>
      <text:p text:style-name="P21"/>
      <text:p text:style-name="P11">Getting the names of all people who have liked a topic, ordered alphabetically.</text:p>
      <text:p text:style-name="P11"/>
      <text:p text:style-name="P32"><text:span text:style-name="T26">SELECT </text:span><text:span text:style-name="T28">Person.name </text:span><text:span text:style-name="T26">FROM Person</text:span></text:p>
      <text:p text:style-name="P30">JOIN <text:s/>User_Likes_Topics ON User_Likes_Topics.userid = <text:s/>Person.id </text:p>
      <text:p text:style-name="P31">ORDER BY <text:span text:style-name="T43">Person.name</text:span>;</text:p>
      <text:p text:style-name="P9"/>
      <text:p text:style-name="P9">Part C:</text:p>
      <text:p text:style-name="P22">Deploying new schema functionality to an existing application can be dangerous as <text:span text:style-name="T38">changes to tables might cause </text:span><text:span text:style-name="T44">the requests to break or behave differently. </text:span><text:span text:style-name="T45">For example, removing or adding fields or changing their criteria may cause </text:span><text:span text:style-name="T46">existing </text:span><text:span text:style-name="T45">queries </text:span><text:span text:style-name="T46">to be invalid by referencing fields that are no longer there or inserting values which can no longer meet the field criteria.</text:span></text:p>
      <text:p text:style-name="P22"/>
      <text:p text:style-name="P27"><text:span text:style-name="T18">The new schema did not modify at all the previously existing tables </text:span><text:span text:style-name="T20">and therefore should not impact the functioning of the current application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21:42:41.489186107</meta:creation-date>
    <meta:generator>LibreOffice/6.4.2.2$Linux_X86_64 LibreOffice_project/40$Build-2</meta:generator>
    <dc:date>2020-05-10T18:40:58.222961065</dc:date>
    <meta:editing-duration>PT4H53M5S</meta:editing-duration>
    <meta:editing-cycles>32</meta:editing-cycles>
    <meta:document-statistic meta:table-count="0" meta:image-count="0" meta:object-count="0" meta:page-count="2" meta:paragraph-count="48" meta:word-count="604" meta:character-count="3697" meta:non-whitespace-character-count="3119"/>
  </office:meta>
</office:document-meta>
</file>